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si per la farcitura: </text:p>
      <text:p text:style-name="Standard"/>
      <text:p text:style-name="Standard"/>
      <text:p text:style-name="Standard">grattugguare 1 arancia. Mezza + intero succo.filtra.</text:p>
      <text:p text:style-name="Standard">Residuo del burro per la torta ( forse un cucchiaio ) </text:p>
      <text:p text:style-name="Standard">zucchero 1 bicchiere rado( circa 80 grammi )</text:p>
      <text:p text:style-name="Standard">far bollire fino spuma. Lascia raffreddare.</text:p>
      <text:p text:style-name="Standard"/>
      <text:p text:style-name="Standard">Cake:</text:p>
      <text:p text:style-name="Standard"/>
      <text:p text:style-name="Standard">200 grammi farina + 100 grammi altra farina . Setacc</text:p>
      <text:p text:style-name="Standard">3 uova</text:p>
      <text:p text:style-name="Standard">zucchero solo per uova.</text:p>
      <text:p text:style-name="Standard">Burro : 1/4 di panetto</text:p>
      <text:p text:style-name="Standard">arancia buccia mezza.</text:p>
      <text:p text:style-name="Standard">1 cucchiaino di bicarbonato</text:p>
      <text:p text:style-name="Standard">lievito</text:p>
      <text:p text:style-name="Standard"/>
      <text:p text:style-name="Standard">preparazione:</text:p>
      <text:p text:style-name="Standard"/>
      <text:p text:style-name="Standard">setacciare farina.</text:p>
      <text:p text:style-name="Standard">Spumare uova e bianchi separati.</text:p>
      <text:p text:style-name="Standard">Nel frattempo fare riscaldare il burro. Attenzione che non si bruci.</text:p>
      <text:p text:style-name="Standard">A parte unire nella farina bicarbonato e lievito</text:p>
      <text:p text:style-name="Standard">Aggiungere farina poco per votla.</text:p>
      <text:p text:style-name="Standard">Nel ffrattempo tritare arancia.</text:p>
      <text:p text:style-name="Standard">Preriscaldare il forno 170 gradi ventilato.</text:p>
      <text:p text:style-name="Standard">Unire gradatamente il burro fuso che avete preparato prima.</text:p>
      <text:p text:style-name="Standard">Unire alla fine la buccia di arancia o l'aroma.</text:p>
      <text:p text:style-name="Standard">Imburrare la teglia e infornate subito, 170 gradi per 30 minuti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2S</meta:editing-duration>
    <meta:editing-cycles>3</meta:editing-cycles>
    <meta:generator>OpenOffice/4.1.5$Win32 OpenOffice.org_project/415m1$Build-9789</meta:generator>
    <dc:date>2019-04-22T16:54:02.78</dc:date>
    <meta:document-statistic meta:table-count="0" meta:image-count="0" meta:object-count="0" meta:page-count="1" meta:paragraph-count="24" meta:word-count="137" meta:character-count="835"/>
    <dc:creator>B S</dc:creator>
    <meta:user-defined meta:name="Info 1"/>
    <meta:user-defined meta:name="Info 2"/>
    <meta:user-defined meta:name="Info 3"/>
    <meta:user-defined meta:name="Info 4"/>
  </office:meta>
</office:document-meta>
</file>